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66000002A75DC88C387AC96CDD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2.28cm" svg:height="13.58cm" draw:z-index="0"><draw:image xlink:href="Pictures/1000000000000266000002A75DC88C387AC96C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11T20:31:07.097854000</meta:creation-date>
    <dc:date>2021-11-11T20:33:22.579248000</dc:date>
    <meta:editing-duration>PT41S</meta:editing-duration>
    <meta:editing-cycles>2</meta:editing-cycles>
    <meta:generator>LibreOffice/6.3.3.2$MacOSX_X86_64 LibreOffice_project/a64200df03143b798afd1ec74a12ab50359878e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